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0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A1:.B1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A2:.B2])"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MAX([.A3:.B3])"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4">0000/00/00</text:date>, <text:time style:data-style-name="N2" text:time-value="17:53:44.713567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18:46:57.903317493</meta:creation-date>
    <dc:date>2016-06-04T17:59:13.180131224</dc:date>
    <meta:editing-duration>PT6M30S</meta:editing-duration>
    <meta:editing-cycles>2</meta:editing-cycles>
    <meta:generator>LibreOffice/5.1.3.2$Linux_X86_64 LibreOffice_project/10m0$Build-2</meta:generator>
    <meta:document-statistic meta:table-count="1" meta:cell-count="9" meta:object-count="0"/>
  </office:meta>
</office:document-meta>
</file>